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Helvetica, sans-serif"/>
    <style:font-face style:name="Courier New" svg:font-family="'Courier New'" style:font-family-generic="modern"/>
    <style:font-face style:name="HG Mincho Light J" svg:font-family="'HG Mincho Light J'" style:font-pitch="variable"/>
    <style:font-face style:name="Nimbus Sans L1" svg:font-family="'Nimbus Sans L'" style:font-pitch="variable"/>
    <style:font-face style:name="URW Bookman L" svg:font-family="'URW Bookman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7.013cm" table:align="left" style:writing-mode="lr-tb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16.3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table:align="left" style:writing-mode="lr-tb"/>
    </style:style>
    <style:style style:name="Table2.A" style:family="table-column">
      <style:table-column-properties style:column-width="0.688cm"/>
    </style:style>
    <style:style style:name="Table2.B" style:family="table-column">
      <style:table-column-properties style:column-width="16.3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table:align="left" style:writing-mode="lr-tb"/>
    </style:style>
    <style:style style:name="Table3.A" style:family="table-column">
      <style:table-column-properties style:column-width="0.688cm"/>
    </style:style>
    <style:style style:name="Table3.B" style:family="table-column">
      <style:table-column-properties style:column-width="16.3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line-height="0.45cm"/>
      <style:text-properties style:font-name="URW Bookman L" fo:font-size="18pt" fo:font-weight="bold" style:font-size-asian="18pt" style:font-weight-asian="bold" style:font-size-complex="18pt" style:font-weight-complex="bold"/>
    </style:style>
    <style:style style:name="P2" style:family="paragraph" style:parent-style-name="Header">
      <style:paragraph-properties fo:line-height="0.45cm"/>
      <style:text-properties style:font-name="URW Bookman L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464646" style:font-name="Calibri" fo:font-size="12pt" fo:letter-spacing="normal" fo:font-style="normal" fo:font-weight="normal" officeooo:rsid="002a145a" officeooo:paragraph-rsid="002a145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464646" style:font-name="Calibri" fo:font-size="12pt" fo:letter-spacing="normal" fo:font-style="italic" fo:font-weight="normal" officeooo:rsid="002a145a" officeooo:paragraph-rsid="002a145a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2a145a" style:font-size-asian="12pt" style:font-size-complex="12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2a145a" officeooo:paragraph-rsid="002a145a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303030" style:font-name="Arial" fo:font-size="12pt" fo:letter-spacing="normal" fo:language="en" fo:country="US" fo:font-style="normal" fo:font-weight="normal" officeooo:rsid="002a145a" officeooo:paragraph-rsid="002a145a" style:font-name-asian="Times New Roman" style:font-size-asian="12pt" style:font-name-complex="Times New Roman" style:font-size-complex="12pt" style:language-complex="ar" style:country-complex="SA"/>
    </style:style>
    <style:style style:name="P9" style:family="paragraph" style:parent-style-name="Table_20_Contents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303030" style:font-name="Arial" fo:font-size="12pt" fo:letter-spacing="normal" fo:font-style="normal" fo:font-weight="normal" officeooo:paragraph-rsid="002a145a" style:font-size-asian="12pt" style:font-size-complex="12pt"/>
    </style:style>
    <style:style style:name="P10" style:family="paragraph" style:parent-style-name="Table_20_Contents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303030" style:font-name="Arial" fo:font-size="12pt" fo:letter-spacing="normal" fo:language="en" fo:country="US" fo:font-style="normal" fo:font-weight="normal" officeooo:paragraph-rsid="002a145a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Table_20_Contents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303030" style:font-name="Arial" fo:font-size="12pt" fo:letter-spacing="normal" fo:language="en" fo:country="US" fo:font-style="normal" fo:font-weight="normal" officeooo:paragraph-rsid="002b0cdf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Table_20_Contents">
      <style:paragraph-properties fo:margin-left="0cm" fo:margin-right="0cm" fo:text-align="start" style:justify-single-word="false" fo:widows="1" fo:text-indent="0cm" style:auto-text-indent="false"/>
      <style:text-properties fo:font-size="12pt" style:font-size-asian="12pt" style:font-size-complex="12pt"/>
    </style:style>
    <style:style style:name="P13" style:family="paragraph" style:parent-style-name="Standard" style:master-page-name="Standard">
      <style:paragraph-properties fo:text-align="start" style:justify-single-word="false" style:page-number="auto"/>
      <style:text-properties fo:font-variant="normal" fo:text-transform="none" fo:color="#464646" style:font-name="Calibri" fo:font-size="12pt" fo:letter-spacing="normal" fo:font-style="normal" fo:font-weight="bold" officeooo:rsid="002a145a" officeooo:paragraph-rsid="002a145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464646" style:font-name="Calibri" fo:font-size="12pt" fo:letter-spacing="normal" fo:font-style="italic" fo:font-weight="normal" officeooo:rsid="002a145a" officeooo:paragraph-rsid="002a145a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464646" style:font-name="Calibri" fo:font-size="12pt" fo:letter-spacing="normal" fo:font-style="italic" fo:font-weight="normal" officeooo:rsid="002c062d" officeooo:paragraph-rsid="002c062d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variant="normal" fo:text-transform="none" fo:color="#464646" style:font-name="Calibri" fo:font-size="12pt" fo:letter-spacing="normal" fo:font-style="italic" fo:font-weight="normal" officeooo:rsid="002a145a" officeooo:paragraph-rsid="002a145a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Footnote">
      <style:text-properties officeooo:rsid="002c062d" officeooo:paragraph-rsid="002c062d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style:text-position="super 58%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style:font-name-asian="OpenSymbol" style:font-name-complex="OpenSymbol"/>
    </style:style>
    <style:style style:name="T4" style:family="text">
      <style:text-properties officeooo:rsid="002a145a" style:font-name-asian="OpenSymbol" style:font-name-complex="OpenSymbol"/>
    </style:style>
    <style:style style:name="T5" style:family="text">
      <style:text-properties fo:font-variant="normal" fo:text-transform="none" fo:color="#303030" style:font-name="Arial" fo:letter-spacing="normal" fo:font-style="normal" fo:font-weight="normal"/>
    </style:style>
    <style:style style:name="T6" style:family="text">
      <style:text-properties fo:font-variant="normal" fo:text-transform="none" fo:color="#303030" style:font-name="Arial" fo:letter-spacing="normal" fo:font-style="italic" fo:font-weight="normal"/>
    </style:style>
    <style:style style:name="T7" style:family="text">
      <style:text-properties fo:font-variant="normal" fo:text-transform="none" fo:color="#303030" fo:letter-spacing="normal"/>
    </style:style>
    <style:style style:name="T8" style:family="text">
      <style:text-properties officeooo:rsid="002a145a"/>
    </style:style>
    <style:style style:name="T9" style:family="text">
      <style:text-properties fo:font-style="italic" officeooo:rsid="002a145a" style:font-style-asian="italic" style:font-style-complex="italic"/>
    </style:style>
    <style:style style:name="T10" style:family="text">
      <style:text-properties fo:font-style="italic" officeooo:rsid="002b0cdf" style:font-style-asian="italic" style:font-style-complex="italic"/>
    </style:style>
    <style:style style:name="T11" style:family="text">
      <style:text-properties officeooo:rsid="002b0cdf"/>
    </style:style>
    <style:style style:name="T12" style:family="text">
      <style:text-properties officeooo:rsid="002c062d"/>
    </style:style>
    <style:style style:name="gr1" style:family="graphic">
      <style:graphic-properties svg:stroke-width="0.049cm" svg:stroke-color="#000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000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search Contributions</text:p>
      <text:p text:style-name="P3"/>
      <text:p text:style-name="P15">Published articles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R<text:note text:id="ftn0" text:note-class="footnote"><text:note-citation text:label="a">a</text:note-citation><text:note-body><text:p text:style-name="P17">“R” indicates refereed contribution.</text:p></text:note-body></text:note></text:p>
          </table:table-cell>
          <table:table-cell table:style-name="Table1.B1" office:value-type="string">
            <text:p text:style-name="P12"><text:span text:style-name="T5">"Maximum Entropy and Probability Kinematics Constrained by Conditionals." </text:span><text:span text:style-name="T6">Entropy</text:span><text:span text:style-name="T7"> </text:span><text:span text:style-name="T5">(Special Issue</text:span><text:span text:style-name="T6">Maximum Entropy Applied to Inductive Logic and Reasoning</text:span><text:span text:style-name="T5">, edited by Jürgen Landes and Jon Williamson) 17:4 (2015) 1690–1700.</text:span></text:p>
          </table:table-cell>
        </table:table-row>
        <table:table-row>
          <table:table-cell table:style-name="Table1.A2" office:value-type="string">
            <text:p text:style-name="P7">R</text:p>
          </table:table-cell>
          <table:table-cell table:style-name="Table1.B2" office:value-type="string">
            <text:p text:style-name="P12"><text:span text:style-name="T5">"The Principle of Maximum Entropy and a Problem in Probability Kinematics." </text:span><text:span text:style-name="T6">Synthese</text:span><text:span text:style-name="T7"> </text:span><text:span text:style-name="T5">191:7 (2014) 1409–1431.</text:span></text:p>
          </table:table-cell>
        </table:table-row>
        <table:table-row>
          <table:table-cell table:style-name="Table1.A2" office:value-type="string">
            <text:p text:style-name="P7">R</text:p>
          </table:table-cell>
          <table:table-cell table:style-name="Table1.B2" office:value-type="string">
            <text:p text:style-name="P12"><text:span text:style-name="T5">"Carnap's Conventionalism in Geometry." </text:span><text:span text:style-name="T6">Grazer Philosophische Studien</text:span><text:span text:style-name="T7"> </text:span><text:span text:style-name="T5">88 (2013) 123–138.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2"><text:span text:style-name="T5">"Narrativity and the Symbolic Vacuum." </text:span><text:span text:style-name="T6">Philosophy and Theology</text:span><text:span text:style-name="T7"> </text:span><text:span text:style-name="T5">23:1 (2011) 167–183.</text:span></text:p>
          </table:table-cell>
        </table:table-row>
        <table:table-row>
          <table:table-cell table:style-name="Table1.A2" office:value-type="string">
            <text:p text:style-name="P7">R</text:p>
          </table:table-cell>
          <table:table-cell table:style-name="Table1.B2" office:value-type="string">
            <text:p text:style-name="P12"><text:span text:style-name="T5">"The Power of Translation." </text:span><text:span text:style-name="T6">Babel International Journal of Translation</text:span><text:span text:style-name="T7"> </text:span><text:span text:style-name="T5">53:2 (2007) 147–166.</text:span></text:p>
          </table:table-cell>
        </table:table-row>
      </table:table>
      <text:p text:style-name="P3"/>
      <text:p text:style-name="P4"/>
      <text:p text:style-name="P16">Other <text:span text:style-name="T12">c</text:span>ontributions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R</text:p>
          </table:table-cell>
          <table:table-cell table:style-name="Table2.B1" office:value-type="string">
            <text:p text:style-name="P9">"Augustin's Concessions: A Problem for Indeterminate Credal States" at the American Philosophical Association Eastern Division Meeting. Washington, DC. <text:span text:style-name="T8">(2016)</text:span>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9">"Jeffrey Conditioning and the Geometry of Reason" at the Conference on Causal and Probabilistic Reasoning. Munich Center for Mathematical Philosophy, Germany. <text:span text:style-name="T8">(2015)</text:span>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9">"A Natural Generalization of Jeffrey Conditioning" at the Eleventh Conference on Logic and the Foundations of Game and Decision Theory. Bergen, Norway. <text:span text:style-name="T8">(2014)</text:span>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9">"The Principle of Maximum Entropy and a Problem in Probability Kinematics" at the First International Conference of the German Society for Philosophy of Science. Hanover, Germany. <text:span text:style-name="T8">(2013)</text:span>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9">"Carnap's Conventionalism in Geometry" at the Congrès de la Société de Philosophie des Sciences 2012. Montreal, QC. <text:span text:style-name="T8">(2012)</text:span>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9">"The Principle of Maximum Entropy and a Problem in Probability Kinematics" at Congress 2012 of the Humanities and Social Sciences (annual meeting of the Canadian Philosophical Association). Waterloo, ON. <text:span text:style-name="T8">(2012)</text:span>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9">"Carnap's Conventionalism in Geometry" at the annual meeting of the Society for the Study of the History of Analytical Philosophy. Hamilton, ON. <text:span text:style-name="T8">(2012)</text:span>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9">"Foucault, Law, and the Individual" at the Annual Interdisciplinary Graduate Student Conference of the UBC Faculty of Law. Vancouver, BC. <text:span text:style-name="T8">(2012)</text:span></text:p>
          </table:table-cell>
        </table:table-row>
        <table:table-row>
          <table:table-cell table:style-name="Table2.A2" office:value-type="string">
            <text:p text:style-name="P7">R</text:p>
          </table:table-cell>
          <table:table-cell table:style-name="Table2.B2" office:value-type="string">
            <text:p text:style-name="P9">"The Principle of Maximum Entropy and a Problem in Probability Kinematics" at Congress 2011 of the Humanities and Social Sciences (annual meeting of the Canadian Society for the History and Philosophy of Science). Fredericton, NB. <text:span text:style-name="T8">(2011)</text:span></text:p>
          </table:table-cell>
        </table:table-row>
      </table:table>
      <text:p text:style-name="P5"/>
      <text:p text:style-name="P4">Forthcoming Contributions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10">"<text:span text:style-name="T8">Augustin's Concessions: A Problem for Indeterminate Credal States</text:span>." <text:span text:style-name="T9">submitted</text:span>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11">"<text:span text:style-name="T11">Asymmetry and the Geometry of Reason.</text:span>" <text:span text:style-name="T10">submitted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Helvetica, sans-serif"/>
    <style:font-face style:name="Courier New" svg:font-family="'Courier New'" style:font-family-generic="modern"/>
    <style:font-face style:name="HG Mincho Light J" svg:font-family="'HG Mincho Light J'" style:font-pitch="variable"/>
    <style:font-face style:name="Nimbus Sans L1" svg:font-family="'Nimbus Sans L'" style:font-pitch="variable"/>
    <style:font-face style:name="URW Bookman L" svg:font-family="'URW Bookman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HG Mincho Light J" style:font-family-asian="'HG Mincho Light J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3333" style:text-underline-style="solid" style:text-underline-width="auto" style:text-underline-color="font-color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4" style:family="text">
      <style:text-properties style:font-name="Courier New" fo:font-family="'Courier New'" style:font-family-generic="modern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-">
        <style:list-level-properties text:space-before="1.905cm" text:min-label-width="0.508cm"/>
        <style:text-properties style:font-name="Times New Roman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508cm"/>
        <style:text-properties style:font-name="Times New Roman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0.45cm"/>
      <style:text-properties style:font-name="URW Bookman L" fo:font-size="18pt" fo:font-weight="bold" style:font-size-asian="18pt" style:font-weight-asian="bold" style:font-size-complex="18pt" style:font-weight-complex="bold"/>
    </style:style>
    <style:style style:name="MP2" style:family="paragraph" style:parent-style-name="Header">
      <style:paragraph-properties fo:line-height="0.45cm"/>
      <style:text-properties style:font-name="URW Bookman L" fo:font-size="9pt" style:font-size-asian="9pt" style:font-size-complex="9pt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text-position="super 58%"/>
    </style:style>
    <style:style style:name="MT2" style:family="text">
      <style:text-properties style:font-name="OpenSymbol" style:font-name-asian="OpenSymbol" style:font-name-complex="OpenSymbol"/>
    </style:style>
    <style:style style:name="MT3" style:family="text">
      <style:text-properties style:font-name-asian="OpenSymbol" style:font-name-complex="OpenSymbol"/>
    </style:style>
    <style:style style:name="MT4" style:family="text">
      <style:text-properties officeooo:rsid="002a145a" style:font-name-asian="OpenSymbol" style:font-name-complex="OpenSymbol"/>
    </style:style>
    <style:style style:name="Mgr1" style:family="graphic">
      <style:graphic-properties svg:stroke-width="0.049cm" svg:stroke-color="#000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49cm" svg:stroke-color="#000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.032cm" fo:margin-bottom="1.27cm" fo:margin-left="2.286cm" fo:margin-right="2.28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62cm" fo:margin-left="0cm" fo:margin-right="0cm" fo:margin-top="0.663cm" style:dynamic-spacing="true"/>
      </style:footer-style>
    </style:page-layout>
  </office:automatic-styles>
  <office:master-styles>
    <style:master-page style:name="Standard" style:page-layout-name="Mpm1">
      <style:header>
        <text:p text:style-name="MP1">Stefan Lukits</text:p>
        <text:p text:style-name="MP2"><draw:line text:anchor-type="paragraph" draw:z-index="1" draw:style-name="Mgr1" draw:text-style-name="MP3" svg:x1="0.007cm" svg:y1="0.568cm" svg:x2="17.006cm" svg:y2="0.568cm"><text:p/></draw:line>20 22<text:span text:style-name="MT1">nd</text:span> Avenue East <text:span text:style-name="MT2">♦</text:span><text:span text:style-name="MT3"> Vancouver BC <text:s/>V5V 1T4 </text:span><text:span text:style-name="MT2">♦ </text:span><text:span text:style-name="MT3">604-321-3440 </text:span><text:span text:style-name="MT2">♦</text:span><text:span text:style-name="MT3"> </text:span><draw:line text:anchor-type="char" draw:z-index="3" draw:style-name="Mgr2" draw:text-style-name="MP4" svg:x1="0.007cm" svg:y1="0.568cm" svg:x2="17.006cm" svg:y2="0.568cm"><text:p/></draw:line><text:span text:style-name="MT4">sediomyle@gmail.com</text:span></text:p>
      </style:header>
      <style:footer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Stefan Lukits</meta:initial-creator>
    <meta:creation-date>2006-04-10T16:08:00</meta:creation-date>
    <dc:date>2015-10-13T15:57:59.524307866</dc:date>
    <dc:language>en-US</dc:language>
    <meta:editing-cycles>47</meta:editing-cycles>
    <meta:editing-duration>P1DT5H25M50S</meta:editing-duration>
    <meta:document-statistic meta:table-count="3" meta:image-count="0" meta:object-count="0" meta:page-count="2" meta:paragraph-count="35" meta:word-count="355" meta:character-count="2474" meta:non-whitespace-character-count="2158"/>
    <meta:user-defined meta:name="Info 1"/>
    <meta:user-defined meta:name="Info 2"/>
    <meta:user-defined meta:name="Info 3"/>
    <meta:user-defined meta:name="Info 4"/>
  </office:meta>
</office:document-meta>
</file>